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0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Thasni 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Shabeer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22/01/1989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current-selected="true" text:value="Muslim"/><text:label text:value="Christian"/>Muslim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Thyparambil house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zhicheri
Market ward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3-19T10:40:00</dc:date>
    <meta:editing-cycles>9</meta:editing-cycles>
    <meta:editing-duration>PT16M</meta:editing-duration>
    <meta:document-statistic meta:table-count="4" meta:image-count="0" meta:object-count="0" meta:page-count="1" meta:paragraph-count="42" meta:word-count="83" meta:character-count="404"/>
    <meta:generator>OpenOffice/4.1.3$Win32 OpenOffice.org_project/413m1$Build-9783</meta:generator>
  </office:meta>
</office:document-meta>
</file>